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Standard">
      <style:paragraph-properties fo:margin-top="0in" fo:margin-bottom="0.1965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Preformatted_20_Text" style:list-style-name="L12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1f7dd1"/>
    </style:style>
    <style:style style:name="P6" style:family="paragraph" style:parent-style-name="Standard">
      <style:paragraph-properties fo:margin-top="0in" fo:margin-bottom="0.1965in" loext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T1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3" style:family="text">
      <style:text-properties fo:color="#ffc66d" style:font-name="JetBrains Mono1" fo:font-size="10pt" fo:font-style="normal" fo:font-weight="normal" style:font-size-asian="10pt" style:font-style-asian="normal" style:font-weight-asian="normal"/>
    </style:style>
    <style:style style:name="T4" style:family="text">
      <style:text-properties fo:color="#ffc66d" style:font-name="JetBrains Mono1" fo:font-size="10pt" fo:font-style="italic" fo:font-weight="normal" style:font-size-asian="10pt" style:font-style-asian="italic" style:font-weight-asian="normal"/>
    </style:style>
    <style:style style:name="T5" style:family="text">
      <style:text-properties fo:color="#9876aa" style:font-name="JetBrains Mono1" fo:font-size="10pt" fo:font-style="normal" fo:font-weight="normal" style:font-size-asian="10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AWS Configuration Cheat Sheet - Updated for new UI</text:span></text:p>
      <text:p text:style-name="Text_20_body"><text:span text:style-name="Strong_20_Emphasis"><text:span text:style-name="Emphasis">updated 8-19-2021</text:span></text:span></text:p>
      <text:p text:style-name="Text_20_body">This lecture note is not intended to be a replacement for the videos, but to serve as a cheat sheet for students who want to quickly run thru the AWS configuration steps or easily see if they missed a step. It will also help navigate through the changes to the AWS UI since the course was recorded.</text:p>
      <text:p text:style-name="Text_20_body"><text:span text:style-name="Strong_20_Emphasis">EBS Application Creation (If using Multi-Container Docker Platform)</text:span></text:p>
      <text:list xml:id="list368152538" text:style-name="L1">
        <text:list-item>
          <text:p text:style-name="P7">Go to AWS Management Console and use Find Services to search for Elastic Beanstalk</text:p>
        </text:list-item>
        <text:list-item>
          <text:p text:style-name="P7">Click “Create Application”</text:p>
        </text:list-item>
        <text:list-item>
          <text:p text:style-name="P7">Set Application Name to 'multi-docker'</text:p>
        </text:list-item>
        <text:list-item>
          <text:p text:style-name="P7">Scroll down to Platform and select Docker</text:p>
        </text:list-item>
        <text:list-item>
          <text:p text:style-name="P7"><text:span text:style-name="Strong_20_Emphasis">In Platform Branch, select Multi-Container Docker running on 64bit Amazon Linux</text:span></text:p>
        </text:list-item>
        <text:list-item>
          <text:p text:style-name="P7">Click Create Application</text:p>
        </text:list-item>
        <text:list-item>
          <text:p text:style-name="P7">You may need to refresh, but eventually, you should see a green checkmark underneath Health.</text:p>
        </text:list-item>
      </text:list>
      <text:p text:style-name="Text_20_body"><text:span text:style-name="Strong_20_Emphasis">EBS Application Creation (If using Amazon Linux 2 Platform Platform)</text:span></text:p>
      <text:list xml:id="list2193476161" text:style-name="L2">
        <text:list-item>
          <text:p text:style-name="P8">Make sure you have followed the guidance in this <text:a xlink:type="simple" xlink:href="https://www.udemy.com/course/docker-and-kubernetes-the-complete-guide/learn/lecture/28089952#questions" office:target-frame-name="_blank" xlink:show="new" text:style-name="Internet_20_link" text:visited-style-name="Visited_20_Internet_20_Link">note</text:a>.</text:p>
        </text:list-item>
        <text:list-item>
          <text:p text:style-name="P8">Go to AWS Management Console and use Find Services to search for Elastic Beanstalk</text:p>
        </text:list-item>
        <text:list-item>
          <text:p text:style-name="P8">Click “Create Application”</text:p>
        </text:list-item>
        <text:list-item>
          <text:p text:style-name="P8">Set Application Name to 'multi-docker'</text:p>
        </text:list-item>
        <text:list-item>
          <text:p text:style-name="P8"><text:span text:style-name="Strong_20_Emphasis">Scroll down to Platform and select Docker</text:span></text:p>
        </text:list-item>
        <text:list-item>
          <text:p text:style-name="P8">The Platform Branch should be automatically set to <text:span text:style-name="Strong_20_Emphasis">Docker Running on 64bit Amazon Linux 2</text:span>.</text:p>
        </text:list-item>
        <text:list-item>
          <text:p text:style-name="P8">Click Create Application</text:p>
        </text:list-item>
        <text:list-item>
          <text:p text:style-name="P8">You may need to refresh, but eventually, you should see a green checkmark underneath Health.</text:p>
        </text:list-item>
      </text:list>
      <text:p text:style-name="Text_20_body"><text:span text:style-name="Strong_20_Emphasis"><text:span text:style-name="Emphasis">RDS Database Creation</text:span></text:span></text:p>
      <text:list xml:id="list2023709866" text:style-name="L3">
        <text:list-item>
          <text:p text:style-name="P9">Go to AWS Management Console and use Find Services to search for RDS</text:p>
        </text:list-item>
        <text:list-item>
          <text:p text:style-name="P9">Click Create database button</text:p>
        </text:list-item>
        <text:list-item>
          <text:p text:style-name="P9">Select PostgreSQL</text:p>
        </text:list-item>
        <text:list-item>
          <text:p text:style-name="P9">Change Version to the newest available v12 version (The free tier is currently not available for Postgres v13)</text:p>
        </text:list-item>
        <text:list-item>
          <text:p text:style-name="P9">In Templates, check the Free tier box.</text:p>
        </text:list-item>
        <text:list-item>
          <text:p text:style-name="P9">Scroll down to Settings.</text:p>
        </text:list-item>
      </text:list>
      <text:p text:style-name="Text_20_body"><text:soft-page-break/></text:p>
      <text:list xml:id="list202847845508555" text:continue-numbering="true" text:style-name="L3">
        <text:list-item>
          <text:p text:style-name="P9">Set DB Instance identifier to <text:span text:style-name="Strong_20_Emphasis">multi-docker-postgres</text:span></text:p>
        </text:list-item>
        <text:list-item>
          <text:p text:style-name="P9">Set Master Username to <text:span text:style-name="Strong_20_Emphasis">postgres</text:span></text:p>
        </text:list-item>
        <text:list-item>
          <text:p text:style-name="P9">Set Master Password to <text:span text:style-name="Strong_20_Emphasis">postgrespassword</text:span> and confirm.</text:p>
        </text:list-item>
        <text:list-item>
          <text:p text:style-name="P9">Scroll down to Connectivity. Make sure VPC is set to Default VPC</text:p>
        </text:list-item>
        <text:list-item>
          <text:p text:style-name="P9">Scroll down to Additional Configuration and click to unhide.</text:p>
        </text:list-item>
        <text:list-item>
          <text:p text:style-name="P9">Set Initial database name to <text:span text:style-name="Strong_20_Emphasis">fibvalues</text:span></text:p>
        </text:list-item>
        <text:list-item>
          <text:p text:style-name="P9">Scroll down and click Create Database button</text:p>
        </text:list-item>
      </text:list>
      <text:p text:style-name="Text_20_body"><text:span text:style-name="Strong_20_Emphasis"><text:span text:style-name="Emphasis">ElastiCache Redis Creation</text:span></text:span></text:p>
      <text:list xml:id="list2081421858" text:style-name="L4">
        <text:list-item>
          <text:p text:style-name="P10">Go to AWS Management Console and use Find Services to search for ElastiCache</text:p>
        </text:list-item>
        <text:list-item>
          <text:p text:style-name="P10">Click Redis in sidebar</text:p>
        </text:list-item>
        <text:list-item>
          <text:p text:style-name="P10">Click the Create button</text:p>
        </text:list-item>
        <text:list-item>
          <text:p text:style-name="P10"><text:span text:style-name="Strong_20_Emphasis">Make sure Cluster Mode Enabled is NOT ticked</text:span></text:p>
        </text:list-item>
        <text:list-item>
          <text:p text:style-name="P10">In Redis Settings form, set Name to multi-docker-redis</text:p>
        </text:list-item>
        <text:list-item>
          <text:p text:style-name="P10">Change Node type to 'cache.t2.micro'</text:p>
        </text:list-item>
        <text:list-item>
          <text:p text:style-name="P10">Change Replicas per Shard to 0</text:p>
        </text:list-item>
        <text:list-item>
          <text:p text:style-name="P10">Scroll down and click Create button</text:p>
        </text:list-item>
      </text:list>
      <text:p text:style-name="Text_20_body"><text:span text:style-name="Strong_20_Emphasis"><text:span text:style-name="Emphasis">Creating a Custom Security Group</text:span></text:span></text:p>
      <text:list xml:id="list984030092" text:style-name="L5">
        <text:list-item>
          <text:p text:style-name="P11">Go to AWS Management Console and use Find Services to search for VPC</text:p>
        </text:list-item>
        <text:list-item>
          <text:p text:style-name="P11">Find the Security section in the left sidebar and click Security Groups</text:p>
        </text:list-item>
        <text:list-item>
          <text:p text:style-name="P11">Click Create Security Group button</text:p>
        </text:list-item>
        <text:list-item>
          <text:p text:style-name="P11">Set Security group name to multi-docker</text:p>
        </text:list-item>
        <text:list-item>
          <text:p text:style-name="P11">Set Description to multi-docker</text:p>
        </text:list-item>
        <text:list-item>
          <text:p text:style-name="P11">Make sure VPC is set to default VPC</text:p>
        </text:list-item>
        <text:list-item>
          <text:p text:style-name="P11">Scroll down and click the Create Security Group button.</text:p>
        </text:list-item>
        <text:list-item>
          <text:p text:style-name="P11">After the security group has been created, find the Edit inbound rules button.</text:p>
        </text:list-item>
        <text:list-item>
          <text:p text:style-name="P11">Click Add Rule</text:p>
        </text:list-item>
        <text:list-item>
          <text:p text:style-name="P11">Set Port Range to 5432-6379</text:p>
        </text:list-item>
        <text:list-item>
          <text:p text:style-name="P11">Click in the box next to Source and start typing 'sg' into the box. Select the Security Group you just created.</text:p>
        </text:list-item>
        <text:list-item>
          <text:p text:style-name="P11">Click the Save rules button</text:p>
        </text:list-item>
      </text:list>
      <text:p text:style-name="Text_20_body"><text:span text:style-name="Strong_20_Emphasis"><text:span text:style-name="Emphasis">Applying Security Groups to ElastiCache</text:span></text:span></text:p>
      <text:list xml:id="list281459391" text:style-name="L6">
        <text:list-item>
          <text:p text:style-name="P12"><text:soft-page-break/>Go to AWS Management Console and use Find Services to search for ElastiCache</text:p>
        </text:list-item>
        <text:list-item>
          <text:p text:style-name="P12">Click Redis in Sidebar</text:p>
        </text:list-item>
        <text:list-item>
          <text:p text:style-name="P12">Check the box next to Redis cluster</text:p>
        </text:list-item>
        <text:list-item>
          <text:p text:style-name="P12">Click Actions and click Modify</text:p>
        </text:list-item>
        <text:list-item>
          <text:p text:style-name="P12">Click the pencil icon to edit the VPC Security group. Tick the box next to the new multi-docker group and click Save</text:p>
        </text:list-item>
        <text:list-item>
          <text:p text:style-name="P12">Click Modify</text:p>
        </text:list-item>
      </text:list>
      <text:p text:style-name="Text_20_body"><text:span text:style-name="Strong_20_Emphasis"><text:span text:style-name="Emphasis">Applying Security Groups to RDS</text:span></text:span></text:p>
      <text:list xml:id="list123349209" text:style-name="L7">
        <text:list-item>
          <text:p text:style-name="P13">Go to AWS Management Console and use Find Services to search for RDS</text:p>
        </text:list-item>
        <text:list-item>
          <text:p text:style-name="P13">Click Databases in Sidebar and check the box next to your instance</text:p>
        </text:list-item>
        <text:list-item>
          <text:p text:style-name="P13">Click Modify button</text:p>
        </text:list-item>
        <text:list-item>
          <text:p text:style-name="P13">Scroll down to Connectivity and add the new multi-docker security group</text:p>
        </text:list-item>
        <text:list-item>
          <text:p text:style-name="P13">Scroll down and click the Continue button</text:p>
        </text:list-item>
        <text:list-item>
          <text:p text:style-name="P13">Click Modify DB instance button</text:p>
        </text:list-item>
      </text:list>
      <text:p text:style-name="Text_20_body"><text:span text:style-name="Strong_20_Emphasis"><text:span text:style-name="Emphasis">Applying Security Groups to Elastic Beanstalk</text:span></text:span></text:p>
      <text:list xml:id="list3715008324" text:style-name="L8">
        <text:list-item>
          <text:p text:style-name="P14">Go to AWS Management Console and use Find Services to search for Elastic Beanstalk</text:p>
        </text:list-item>
        <text:list-item>
          <text:p text:style-name="P14">Click Environments in the left sidebar.</text:p>
        </text:list-item>
        <text:list-item>
          <text:p text:style-name="P14">Click MultiDocker-env</text:p>
        </text:list-item>
        <text:list-item>
          <text:p text:style-name="P14">Click Configuration</text:p>
        </text:list-item>
        <text:list-item>
          <text:p text:style-name="P14">In the Instances row, click the Edit button.</text:p>
        </text:list-item>
        <text:list-item>
          <text:p text:style-name="P14">Scroll down to EC2 Security Groups and tick box next to multi-docker</text:p>
        </text:list-item>
        <text:list-item>
          <text:p text:style-name="P14">Click Apply and Click Confirm</text:p>
        </text:list-item>
        <text:list-item>
          <text:p text:style-name="P14">After all the instances restart and go from No Data to Severe, you should see a green checkmark under Health.</text:p>
        </text:list-item>
      </text:list>
      <text:p text:style-name="Text_20_body"><text:span text:style-name="Strong_20_Emphasis">Add AWS configuration details to .travis.yml file's deploy script</text:span></text:p>
      <text:list xml:id="list2456506789" text:style-name="L9">
        <text:list-item>
          <text:p text:style-name="P15">Set the <text:span text:style-name="Emphasis">region</text:span>. The region code can be found by clicking the region in the toolbar next to your username.<text:line-break/>eg: 'us-east-1'</text:p>
        </text:list-item>
        <text:list-item>
          <text:p text:style-name="P15"><text:span text:style-name="Emphasis">app</text:span> should be set to the EBS Application Name<text:line-break/>eg: 'multi-docker'</text:p>
        </text:list-item>
        <text:list-item>
          <text:p text:style-name="P15"><text:span text:style-name="Emphasis">env</text:span> should be set to your EBS Environment name.<text:line-break/>eg: 'MultiDocker-env'</text:p>
        </text:list-item>
        <text:list-item>
          <text:p text:style-name="P15">Set the <text:span text:style-name="Emphasis">bucket_name</text:span>. This can be found by searching for the S3 Storage service. Click the link for the elasticbeanstalk bucket that matches your region code and copy the name.</text:p>
        </text:list-item>
        <text:list-item>
          <text:p text:style-name="P15"><text:soft-page-break/>eg: 'elasticbeanstalk-us-east-1-923445599289'</text:p>
        </text:list-item>
        <text:list-item>
          <text:p text:style-name="P15">Set the <text:span text:style-name="Emphasis">bucket_path</text:span> to 'docker-multi'</text:p>
        </text:list-item>
        <text:list-item>
          <text:p text:style-name="P15">Set <text:span text:style-name="Emphasis">access_key_id</text:span> to $AWS_ACCESS_KEY</text:p>
        </text:list-item>
        <text:list-item>
          <text:p text:style-name="P15">Set <text:span text:style-name="Emphasis">secret_access_key</text:span> to $AWS_SECRET_KEY</text:p>
        </text:list-item>
      </text:list>
      <text:p text:style-name="Text_20_body"><text:span text:style-name="Strong_20_Emphasis"><text:span text:style-name="Emphasis">Setting Environment Variables</text:span></text:span></text:p>
      <text:list xml:id="list264700348" text:style-name="L10">
        <text:list-item>
          <text:p text:style-name="P16">Go to AWS Management Console and use Find Services to search for Elastic Beanstalk</text:p>
        </text:list-item>
        <text:list-item>
          <text:p text:style-name="P16">Click Environments in the left sidebar.</text:p>
        </text:list-item>
        <text:list-item>
          <text:p text:style-name="P16">Click MultiDocker-env</text:p>
        </text:list-item>
        <text:list-item>
          <text:p text:style-name="P16">Click Configuration</text:p>
        </text:list-item>
        <text:list-item>
          <text:p text:style-name="P16">In the Software row, click the Edit button</text:p>
        </text:list-item>
        <text:list-item>
          <text:p text:style-name="P16">Scroll down to Environment properties</text:p>
        </text:list-item>
        <text:list-item>
          <text:p text:style-name="P16">In another tab Open up ElastiCache, click Redis and check the box next to your cluster. Find the Primary Endpoint and copy that value but omit the :6379</text:p>
        </text:list-item>
        <text:list-item>
          <text:p text:style-name="P16">Set REDIS_HOST key to the primary endpoint listed above, remember to omit :6379</text:p>
        </text:list-item>
        <text:list-item>
          <text:p text:style-name="P16">Set REDIS_PORT to 6379</text:p>
        </text:list-item>
        <text:list-item>
          <text:p text:style-name="P16">Set PGUSER to postgres</text:p>
        </text:list-item>
        <text:list-item>
          <text:p text:style-name="P16">Set PGPASSWORD to postgrespassword</text:p>
        </text:list-item>
        <text:list-item>
          <text:p text:style-name="P16">In another tab, open up the RDS dashboard, click databases in the sidebar, click your instance and scroll to Connectivity and Security. Copy the endpoint.</text:p>
        </text:list-item>
        <text:list-item>
          <text:p text:style-name="P16">Set the PGHOST key to the endpoint value listed above.</text:p>
        </text:list-item>
        <text:list-item>
          <text:p text:style-name="P16">Set PGDATABASE to fibvalues</text:p>
        </text:list-item>
        <text:list-item>
          <text:p text:style-name="P16">Set PGPORT to 5432</text:p>
        </text:list-item>
        <text:list-item>
          <text:p text:style-name="P16">Click Apply button</text:p>
        </text:list-item>
        <text:list-item>
          <text:p text:style-name="P16">After all instances restart and go from No Data, to Severe, you should see a green checkmark under Health.</text:p>
        </text:list-item>
      </text:list>
      <text:p text:style-name="Text_20_body"><text:span text:style-name="Strong_20_Emphasis"><text:span text:style-name="Emphasis">IAM Keys for Deployment</text:span></text:span></text:p>
      <text:p text:style-name="Text_20_body">You can use the same IAM User's access and secret keys from the single container app we created earlier, or, you can create a new IAM user for this application:</text:p>
      <text:p text:style-name="Text_20_body">1. Search for the "IAM Security, Identity &amp; Compliance Service"</text:p>
      <text:p text:style-name="Text_20_body">2. Click "Create Individual IAM Users" and click "Manage Users"</text:p>
      <text:p text:style-name="Text_20_body">3. Click "Add User"</text:p>
      <text:p text:style-name="Text_20_body">4. Enter any name you’d like in the "User Name" field.</text:p>
      <text:p text:style-name="Text_20_body">eg: docker-multi-travis-ci</text:p>
      <text:p text:style-name="Text_20_body"><text:soft-page-break/>5. Tick the "Programmatic Access" checkbox</text:p>
      <text:p text:style-name="Text_20_body">6. Click "Next:Permissions"</text:p>
      <text:p text:style-name="Text_20_body">7. Click "Attach Existing Policies Directly"</text:p>
      <text:p text:style-name="Text_20_body">8. Search for "beanstalk"</text:p>
      <text:p text:style-name="Text_20_body">9. Tick the box next to "AdministratorAccess-AWSElasticBeanstalk"</text:p>
      <text:p text:style-name="Text_20_body">10. Click "Next:Tags"</text:p>
      <text:p text:style-name="Text_20_body">11. Click "Next:Review"</text:p>
      <text:p text:style-name="Text_20_body">12. Click "Create user"</text:p>
      <text:p text:style-name="Text_20_body">13. Copy and / or download the <text:span text:style-name="Emphasis">Access Key ID</text:span> and <text:span text:style-name="Emphasis">Secret Access Key</text:span> to use in the Travis Variable Setup.</text:p>
      <text:p text:style-name="Text_20_body"><text:span text:style-name="Strong_20_Emphasis">AWS Keys in Travis</text:span></text:p>
      <text:list xml:id="list4258530535" text:style-name="L11">
        <text:list-item>
          <text:p text:style-name="P17">Go to your Travis Dashboard and find the project repository for the application we are working on.</text:p>
        </text:list-item>
        <text:list-item>
          <text:p text:style-name="P17">On the repository page, click "More Options" and then "Settings"</text:p>
        </text:list-item>
        <text:list-item>
          <text:p text:style-name="P17">Create an <text:span text:style-name="Emphasis">AWS_ACCESS_KEY</text:span> variable and paste your IAM access key</text:p>
        </text:list-item>
        <text:list-item>
          <text:p text:style-name="P17">Create an <text:span text:style-name="Emphasis">AWS_SECRET_KEY</text:span> variable and paste your IAM secret key</text:p>
        </text:list-item>
      </text:list>
      <text:p text:style-name="Text_20_body"><text:span text:style-name="Strong_20_Emphasis">Deploying App</text:span></text:p>
      <text:list xml:id="list4272821332" text:style-name="L12">
        <text:list-item>
          <text:p text:style-name="P18">Make a small change to your src/App.js file in the greeting text.</text:p>
        </text:list-item>
        <text:list-item>
          <text:p text:style-name="P18">In the project root, in your terminal run:</text:p>
          <text:p text:style-name="P4">git add.git commit -m “testing deployment"git push origin main</text:p>
        </text:list-item>
        <text:list-item>
          <text:p text:style-name="P18">Go to your Travis Dashboard and check the status of your build.</text:p>
        </text:list-item>
        <text:list-item>
          <text:p text:style-name="P18">The status should eventually return with a green checkmark and show "build passing"</text:p>
        </text:list-item>
        <text:list-item>
          <text:p text:style-name="P18">Go to your AWS Elasticbeanstalk application</text:p>
        </text:list-item>
        <text:list-item>
          <text:p text:style-name="P18">It should say "Elastic Beanstalk is updating your environment"</text:p>
        </text:list-item>
        <text:list-item>
          <text:p text:style-name="P18">It should eventually show a green checkmark under "Health". You will now be able to access your application at the external URL provided under the environment name.</text:p>
        </text:list-item>
      </text:list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3:59:25.775483084</meta:creation-date>
    <meta:editing-duration>PT22M25S</meta:editing-duration>
    <meta:editing-cycles>3</meta:editing-cycles>
    <meta:generator>LibreOffice/6.4.7.2$Linux_X86_64 LibreOffice_project/40$Build-2</meta:generator>
    <dc:date>2021-09-28T20:28:46.860800250</dc:date>
    <meta:document-statistic meta:table-count="0" meta:image-count="0" meta:object-count="0" meta:page-count="5" meta:paragraph-count="136" meta:word-count="1311" meta:character-count="7570" meta:non-whitespace-character-count="6499"/>
  </office:meta>
</office:document-meta>
</file>